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8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 style:parent-style-name="Graphics">
      <style:graphic-properties draw:fill="none" fo:clip="rect(0in 0in 0in 0in)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1-title-Titeldia" presentation:presentation-page-layout-name="Master1-PPL1">
        <draw:frame draw:id="id63" presentation:style-name="a383" draw:name="Titel 1" svg:x="0in" svg:y="0.3638in" svg:width="10in" svg:height="1.60764in" presentation:class="title" presentation:placeholder="false">
          <draw:text-box>
            <text:p text:style-name="a382" text:class-names="" text:cond-style-name=""><text:span text:style-name="a381" text:class-names="">Processing</text:span></text:p>
          </draw:text-box>
          <svg:desc/>
        </draw:frame>
        <draw:frame draw:id="id64" presentation:style-name="a384" draw:name="Ondertitel 2" svg:x="1.5in" svg:y="4.25in" svg:width="7in" svg:height="1.91667in" presentation:class="subtitle" presentation:placeholder="true">
          <draw:text-box/>
          <svg:desc/>
        </draw:frame>
        <draw:frame draw:id="id65" draw:style-name="a385" draw:name="Picture 2" svg:x="2.48003in" svg:y="2.01752in" svg:width="4.89429in" svg:height="4.89429in" style:rel-width="scale" style:rel-height="scale">
          <draw:image xlink:href="media/image1.png" xlink:type="simple" xlink:show="embed" xlink:actuate="onLoad"/>
          <svg:desc>C:\Users\Thijs\Documents\processing-2.2.1\lib\icons\pde-512.png</svg:desc>
        </draw:frame>
      </draw:page>
      <draw:page draw:name="Slide3" draw:style-name="a386" draw:master-page-name="Master1-Layout2-obj-Titel-en-object" presentation:presentation-page-layout-name="Master1-PPL2">
        <draw:frame draw:id="id66" presentation:style-name="a387" draw:name="Titel 1" svg:x="0.5in" svg:y="0.30035in" svg:width="9in" svg:height="1.25in" presentation:class="title" presentation:placeholder="true">
          <draw:text-box/>
          <svg:desc/>
        </draw:frame>
        <draw:frame draw:id="id67" presentation:style-name="a425" draw:name="Tijdelijke aanduiding voor inhoud 2" svg:x="0.5in" svg:y="0.83629in" svg:width="9in" svg:height="6.29991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Java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Tekenen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Interactief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Programma’s (Windows, Mac, Linux)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2" text:class-names="">App’s</text:span><text:span text:style-name="a413" text:class-names=""> (</text:span><text:span text:style-name="a414" text:class-names="">Android</text:span><text:span text:style-name="a415" text:class-names="">)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Eindresultaat</text:span><text:span text:style-name="a422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en objec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ekop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Inhoud van twe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elijk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Allee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g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oud met bij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Afbeelding met bij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e titel en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presentation:style-name="a4" draw:name="Tijdelijke aanduiding voor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om het opmaakprofiel te bewerken</text:span><text:span text:style-name="a2" text:class-names=""/></text:p>
        </draw:text-box>
        <svg:desc/>
      </draw:frame>
      <draw:frame draw:id="id1" presentation:style-name="a21" draw:name="Tijdelijke aanduiding voor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opmaakprofielen van de modeltekst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Tijdelijke aanduiding voor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4-10-2006</text:date></text:span><text:span text:style-name="a24" text:class-names=""/></text:p>
        </draw:text-box>
        <svg:desc/>
      </draw:frame>
      <draw:frame draw:id="id3" presentation:style-name="a29" draw:name="Tijdelijke aanduiding voor voettekst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Tijdelijke aanduiding voor dia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om het opmaakprofiel te bewerken</text:span><text:span text:style-name="a36" text:class-names=""/></text:p>
        </draw:text-box>
        <svg:desc/>
      </draw:frame>
      <draw:frame draw:id="id6" presentation:style-name="a42" draw:name="O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om het opmaakprofiel van de modelondertitel te bewerken</text:span><text:span text:style-name="a40" text:class-names=""/></text:p>
        </draw:text-box>
        <svg:desc/>
      </draw:frame>
      <draw:frame draw:id="id7" presentation:style-name="a47" draw:name="Tijdelijke aanduiding voor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4-10-2006</text:date></text:span><text:span text:style-name="a45" text:class-names=""/></text:p>
        </draw:text-box>
        <svg:desc/>
      </draw:frame>
      <draw:frame draw:id="id8" presentation:style-name="a50" draw:name="Tijdelijke aanduiding voor voettekst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Tijdelijke aanduiding voor dia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om het opmaakprofiel te bewerken</text:span><text:span text:style-name="a57" text:class-names=""/></text:p>
        </draw:text-box>
        <svg:desc/>
      </draw:frame>
      <draw:frame draw:id="id11" presentation:style-name="a76" draw:name="Tijdelijke aanduiding voor inhou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opmaakprofielen van de modeltekst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Tijdelijke aanduiding voor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4-10-2006</text:date></text:span><text:span text:style-name="a79" text:class-names=""/></text:p>
        </draw:text-box>
        <svg:desc/>
      </draw:frame>
      <draw:frame draw:id="id13" presentation:style-name="a84" draw:name="Tijdelijke aanduiding voor voettekst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Tijdelijke aanduiding voor dia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om het opmaakprofiel te bewerken</text:span><text:span text:style-name="a91" text:class-names=""/></text:p>
        </draw:text-box>
        <svg:desc/>
      </draw:frame>
      <draw:frame draw:id="id16" presentation:style-name="a97" draw:name="Tijdelijke aanduiding voor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opmaakprofielen van de modeltekst te bewerken</text:span></text:p>
            </text:list-item>
          </text:list>
        </draw:text-box>
        <svg:desc/>
      </draw:frame>
      <draw:frame draw:id="id17" presentation:style-name="a102" draw:name="Tijdelijke aanduiding voor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4-10-2006</text:date></text:span><text:span text:style-name="a100" text:class-names=""/></text:p>
        </draw:text-box>
        <svg:desc/>
      </draw:frame>
      <draw:frame draw:id="id18" presentation:style-name="a105" draw:name="Tijdelijke aanduiding voor voettekst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Tijdelijke aanduiding voor dia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om het opmaakprofiel te bewerken</text:span><text:span text:style-name="a112" text:class-names=""/></text:p>
        </draw:text-box>
        <svg:desc/>
      </draw:frame>
      <draw:frame draw:id="id21" presentation:style-name="a131" draw:name="Tijdelijke aanduiding voor inhou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opmaakprofielen van de modeltekst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Tijdelijke aanduiding voor inhou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opmaakprofielen van de modeltekst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Tijdelijke aanduiding voor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4-10-2006</text:date></text:span><text:span text:style-name="a151" text:class-names=""/></text:p>
        </draw:text-box>
        <svg:desc/>
      </draw:frame>
      <draw:frame draw:id="id24" presentation:style-name="a156" draw:name="Tijdelijke aanduiding voor voettekst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Tijdelijke aanduiding voor dia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om het opmaakprofiel te bewerken</text:span><text:span text:style-name="a163" text:class-names=""/></text:p>
        </draw:text-box>
        <svg:desc/>
      </draw:frame>
      <draw:frame draw:id="id27" presentation:style-name="a169" draw:name="Tijdelijke aanduiding voor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opmaakprofielen van de modeltekst te bewerken</text:span></text:p>
            </text:list-item>
          </text:list>
        </draw:text-box>
        <svg:desc/>
      </draw:frame>
      <draw:frame draw:id="id28" presentation:style-name="a186" draw:name="Tijdelijke aanduiding voor inhou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opmaakprofielen van de modeltekst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ijdelijke aanduiding voor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opmaakprofielen van de modeltekst te bewerken</text:span></text:p>
            </text:list-item>
          </text:list>
        </draw:text-box>
        <svg:desc/>
      </draw:frame>
      <draw:frame draw:id="id30" presentation:style-name="a207" draw:name="Tijdelijke aanduiding voor inhou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opmaakprofielen van de modeltekst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Tijdelijke aanduiding voor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4-10-2006</text:date></text:span><text:span text:style-name="a210" text:class-names=""/></text:p>
        </draw:text-box>
        <svg:desc/>
      </draw:frame>
      <draw:frame draw:id="id32" presentation:style-name="a215" draw:name="Tijdelijke aanduiding voor voettekst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Tijdelijke aanduiding voor dia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om het opmaakprofiel te bewerken</text:span><text:span text:style-name="a222" text:class-names=""/></text:p>
        </draw:text-box>
        <svg:desc/>
      </draw:frame>
      <draw:frame draw:id="id35" presentation:style-name="a229" draw:name="Tijdelijke aanduiding voor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4-10-2006</text:date></text:span><text:span text:style-name="a227" text:class-names=""/></text:p>
        </draw:text-box>
        <svg:desc/>
      </draw:frame>
      <draw:frame draw:id="id36" presentation:style-name="a232" draw:name="Tijdelijke aanduiding voor voettekst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Tijdelijke aanduiding voor dia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4-10-2006</text:date></text:span><text:span text:style-name="a240" text:class-names=""/></text:p>
        </draw:text-box>
        <svg:desc/>
      </draw:frame>
      <draw:frame draw:id="id39" presentation:style-name="a245" draw:name="Tijdelijke aanduiding voor voettekst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Tijdelijke aanduiding voor dia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om het opmaakprofiel te bewerken</text:span><text:span text:style-name="a252" text:class-names=""/></text:p>
        </draw:text-box>
        <svg:desc/>
      </draw:frame>
      <draw:frame draw:id="id42" presentation:style-name="a271" draw:name="Tijdelijke aanduiding voor inhou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opmaakprofielen van de modeltekst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ijdelijke aanduiding voor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opmaakprofielen van de modeltekst te bewerken</text:span></text:p>
            </text:list-item>
          </text:list>
        </draw:text-box>
        <svg:desc/>
      </draw:frame>
      <draw:frame draw:id="id44" presentation:style-name="a280" draw:name="Tijdelijke aanduiding voor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4-10-2006</text:date></text:span><text:span text:style-name="a278" text:class-names=""/></text:p>
        </draw:text-box>
        <svg:desc/>
      </draw:frame>
      <draw:frame draw:id="id45" presentation:style-name="a283" draw:name="Tijdelijke aanduiding voor voettekst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Tijdelijke aanduiding voor dia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om het opmaakprofiel te bewerken</text:span><text:span text:style-name="a290" text:class-names=""/></text:p>
        </draw:text-box>
        <svg:desc/>
      </draw:frame>
      <draw:frame draw:id="id48" presentation:style-name="a295" draw:name="Tijdelijke aanduiding voor afbeelding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ijdelijke aanduiding voor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opmaakprofielen van de modeltekst te bewerken</text:span></text:p>
            </text:list-item>
          </text:list>
        </draw:text-box>
        <svg:desc/>
      </draw:frame>
      <draw:frame draw:id="id50" presentation:style-name="a304" draw:name="Tijdelijke aanduiding voor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4-10-2006</text:date></text:span><text:span text:style-name="a302" text:class-names=""/></text:p>
        </draw:text-box>
        <svg:desc/>
      </draw:frame>
      <draw:frame draw:id="id51" presentation:style-name="a307" draw:name="Tijdelijke aanduiding voor voettekst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Tijdelijke aanduiding voor dia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om het opmaakprofiel te bewerken</text:span><text:span text:style-name="a314" text:class-names=""/></text:p>
        </draw:text-box>
        <svg:desc/>
      </draw:frame>
      <draw:frame draw:id="id54" presentation:style-name="a333" draw:name="Tijdelijke aanduiding voor verticale teks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opmaakprofielen van de modeltekst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Tijdelijke aanduiding voor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4-10-2006</text:date></text:span><text:span text:style-name="a336" text:class-names=""/></text:p>
        </draw:text-box>
        <svg:desc/>
      </draw:frame>
      <draw:frame draw:id="id56" presentation:style-name="a341" draw:name="Tijdelijke aanduiding voor voettekst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Tijdelijke aanduiding voor dia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om het opmaakprofiel te bewerken</text:span><text:span text:style-name="a348" text:class-names=""/></text:p>
        </draw:text-box>
        <svg:desc/>
      </draw:frame>
      <draw:frame draw:id="id59" presentation:style-name="a367" draw:name="Tijdelijke aanduiding voor verticale teks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opmaakprofielen van de modeltekst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Tijdelijke aanduiding voor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4-10-2006</text:date></text:span><text:span text:style-name="a370" text:class-names=""/></text:p>
        </draw:text-box>
        <svg:desc/>
      </draw:frame>
      <draw:frame draw:id="id61" presentation:style-name="a375" draw:name="Tijdelijke aanduiding voor voettekst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Tijdelijke aanduiding voor dia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rocessing</dc:title>
    <meta:initial-creator>Thijs van Beers</meta:initial-creator>
    <dc:creator>Thijs van Beers</dc:creator>
    <meta:creation-date>2015-08-13T18:47:23Z</meta:creation-date>
    <dc:date>2015-08-13T19:03:29Z</dc:date>
    <meta:editing-cycles>1</meta:editing-cycles>
    <meta:editing-duration>PT0S</meta:editing-duration>
    <meta:document-statistic meta:paragraph-count="12" meta:word-count="17"/>
  </office:meta>
</office:document-meta>
</file>